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ane_patient_call&quot;&gt;">&lt;if test="ane_patient_call"&gt;</text:text-input><text:span text:style-name="T9">Prendre rendez vous auprés du secrétariat des anesthésistes </text:span><text:span text:style-name="T9"><text:text-input text:description="&lt;o.bloc_agenda_id.ane_group_id.street&gt;">&lt;o.bloc_agenda_id.ane_group_id.street&gt;</text:text-input></text:span><text:span text:style-name="T9"><text:line-break/>au </text:span><text:span text:style-name="T9"><text:text-input text:description="&lt;o.bloc_agenda_id.ane_group_id.phone&gt;"/></text:span><text:span text:style-name="T9"><text:text-input text:description="&lt;o.ane_group_id.phone&gt;">&lt;o.ane_group_id.phone&gt;</text:text-input></text:span><text:span text:style-name="T9"><text:text-input text:description="&lt;/if&gt;">&lt;/if&gt;</text:text-input></text:span><text:span text:style-name="T9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46:27.837324006</dc:date>
    <meta:editing-duration>PT11H26M17S</meta:editing-duration>
    <meta:editing-cycles>139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200" meta:character-count="1274" meta:non-whitespace-character-count="1153"/>
  </office:meta>
</office:document-meta>
</file>